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Heading_20_2">
      <style:text-properties style:text-line-through-style="none" style:text-line-through-type="none"/>
    </style:style>
    <style:style style:name="P2" style:family="paragraph" style:parent-style-name="Standard">
      <style:paragraph-properties fo:text-align="justify" style:justify-single-word="false"/>
      <style:text-properties style:text-line-through-style="none" style:text-line-through-type="none" style:text-underline-style="none"/>
    </style:style>
    <style:style style:name="P3" style:family="paragraph" style:parent-style-name="Heading_20_2">
      <style:text-properties style:text-line-through-style="none" style:text-line-through-type="none"/>
    </style:style>
    <style:style style:name="P4" style:family="paragraph" style:parent-style-name="Heading_20_1">
      <style:paragraph-properties fo:text-align="center" style:justify-single-word="false"/>
      <style:text-properties style:text-line-through-style="none" style:text-line-through-type="none"/>
    </style:style>
    <style:style style:name="P5" style:family="paragraph" style:parent-style-name="Text_20_body">
      <style:paragraph-properties fo:margin-top="0cm" fo:margin-bottom="0cm" loext:contextual-spacing="false" fo:text-align="justify" style:justify-single-word="false"/>
      <style:text-properties style:text-line-through-style="none" style:text-line-through-type="none" style:text-underline-style="none"/>
    </style:style>
    <style:style style:name="P6" style:family="paragraph" style:parent-style-name="Text_20_body">
      <style:paragraph-properties fo:text-align="justify" style:justify-single-word="false"/>
      <style:text-properties style:text-line-through-style="none" style:text-line-through-type="none" style:text-underline-style="none"/>
    </style:style>
    <style:style style:name="T1" style:family="text">
      <style:text-properties fo:font-variant="normal" fo:text-transform="none" fo:color="#000000" style:font-name="Times New Roman" fo:font-size="12pt" fo:language="de" fo:country="DE" fo:font-weight="normal" style:text-underline-mode="continuous" style:text-overline-mode="continuous" style:text-line-through-mode="continuous" fo:background-color="transparent" loext:char-shading-value="0"/>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orgeschichte</text:h>
      <text:h text:style-name="P3" text:outline-level="2">Die Stäbe</text:h>
      <text:p text:style-name="P5">Einst schuf ein unbekannter Magier mächtige Stäbe, die Herrschern große Macht verleihen sollten.</text:p>
      <text:p text:style-name="P2">Wie viele und warum er sie er schuf, ist bis heute nicht bekannt. Bekannt ist nur, dass vier der Stäbe sich von den restlichen besonders unterschieden. Diese vier Stäbe enthielten große Macht über die vier bekannten Elemente Feuer, Wasser, Erde und Luft. Sie hatten eine wesentlich größere Macht als die restlichen Stäbe und der Magier gab jedem Herrscher eines großen Volkes einen dieser vier Stäbe.</text:p>
      <text:p text:style-name="P2">Der König der Hochelfen erhielt den Stab des Meeres, der König der Menschen erhielt den Stab des Windes, der König der Zwerge erhielt den Stab der Gesteine und der König der Orks den Stab des Feuers.</text:p>
      <text:p text:style-name="P2">Wem er die anderen Stäbe gab ist bis heute nicht bekannt.</text:p>
      <text:p text:style-name="P2">Der Magier verließ daraufhin die Welt auf unbekannte Weise und wurde nie wieder gesehen.</text:p>
      <text:p text:style-name="P2">Da sich die Orks zu diesem Zeitpunkt bereits, verursacht durch einige Stammesfehden, in einer Art Bürgerkrieg befanden, ging der Stab des Feuers schon bald verloren.</text:p>
      <text:h text:style-name="P3" text:outline-level="2">Der erste Krieg</text:h>
      <text:p text:style-name="P2">Ca. 300 v. G. fand ein bereits 400 Jahre alter Elementarmagier der Menschen namens <text:span text:style-name="T1">Gardonar</text:span> den Stab des Feuers, den mächtigsten aller Stäbe. <text:span text:style-name="T1">Gardonar</text:span> hatte bereits vorher die dunkle Magie ausgiebig studiert und sich ca. 10 Jahre früher auf die Suche nach dem Stab begeben.</text:p>
      <text:p text:style-name="P2">Die Leute verhöhnten ihn bereits vorher, da sie auf die Künste der dunklen Magie nicht besonders gut zu sprechen waren.</text:p>
      <text:p text:style-name="P2">Als er dann schließlich den Stab in seinem Besitz hatte, bekamen die Menschen große Angst vor ihm. Niemand wusste, wo er den Stab gefunden hatte und da er es selbst nicht preisgeben wollte, wurde er schließlich für vogelfrei erklärt und geächtet.</text:p>
      <text:p text:style-name="P2">Voller Hass floh er in den Norden, zog dort jahrelang umher, studierte weiterhin die Künste der dunklen Magie und versuchte so die Macht über den Stab des Feuers zu erlangen.</text:p>
      <text:p text:style-name="P2">Da es nur einem Herrscher möglich war, einen der Stäbe zu kontrollieren, brauchte <text:span text:style-name="T1">Gardonar</text:span> ein Volk über das er herrschen konnte.</text:p>
      <text:p text:style-name="P2">Dabei kam ihm seine dunkle, dämonische Magie gerade recht. Keiner beherrschte diese dunklen Zauber so gut wie er und so schuf er nach und nach immer mehr Dämonen, die ihm dienen sollten und erklärte sich schließlich zu ihrem Herrscher.</text:p>
      <text:p text:style-name="P2">Je mehr Dämonen er unter seine Kontrolle brachte, desto besser konnte der den Stab kontrollieren, bis er schließlich Herr über ihn wurde.</text:p>
      <text:p text:style-name="P2">Seiner Meinung nach brauchte sein Volk nun auch noch eine Heimat und so zog er mit seinen Dämonen ins schwarze Gebirge, das zu diesem Zeitpunkt der verlassenste bekannte Ort war.</text:p>
      <text:p text:style-name="P2">Dort lies er seine Dämonen eine große Festung und riesigen Turm, unweit von der Festung, errichten. Er selbst zog in den Turm, um dort weiterhin die dunklen Künste der Magie zu studieren und lies sich darin eine große Bibliothek einrichten. Inzwischen waren weitere 100 Jahre vergangen und da <text:span text:style-name="T1">Gardonar</text:span> den Stab kontrollierte und zudem ein unglaublich mächtiger Magier geworden war, konnte er nicht mehr wie ein Normalsterblicher an Altersschwäche sterben.</text:p>
      <text:p text:style-name="P2">Allerdings hatten die ihm verliehene Macht des Stabs und seine Zuneigung zur dunklen Magie ihn verändert.</text:p>
      <text:p text:style-name="P2">Er hatte sich langsam immer mehr selbst in einen Dämon verwandelt und niemand erkannte mehr sein einstiges Menschendasein.</text:p>
      <text:p text:style-name="P2">Da er im Innersten jedoch ein Mensch geblieben war, fühlte er sich mit der Zeit immer einsamer. Die Dämonen um ihn herum, konnten die Gesellschaft eines Menschen kaum ersetzen. Sie waren lediglich blutrünstige Kreaturen unter seiner Kontrolle, deren einzige Aufgabe im Bewachen der Festung und des Turmes bestand.</text:p>
      <text:p text:style-name="P2"><text:soft-page-break/>So kam es, dass <text:span text:style-name="T1">Gardonar</text:span> daran dachte, sich einen Schüler zu suchen, den er all das lehren konnte, was er in den langen Jahren seiner Existenz selbst gelernt hatte.</text:p>
      <text:p text:style-name="P2">Der Hass gegenüber dem Volk, das ihn einst vertrieben hatte, hatte ihn längst verlassen und er war sich schon lange darüber im Klaren, dass ihre Handlungen mehr durch primitive Ängste als durch wahren Hass stattgefunden hatten. Doch war er sich auch im Klaren darüber, dass er in seiner Dämonen-Gestalt nicht einfach in das Königreich der Menschen spazieren konnte, um sich einen Schüler zu suchen.</text:p>
      <text:p text:style-name="P2">Er brauchte einen Zauber, um seine Gestalt zu verändern, um wieder wie ein Mensch auszusehen. So machte er sich ans Werk und braute innerhalb weniger Tage einen Trank, welcher seine Gestalt für einige Zeit wieder an die eines Menschen anpasste.</text:p>
      <text:p text:style-name="P2">Nun zog er ins Königreich der Menschen, um einen angemessenen Schüler zu finden. Erst vergingen die Tage, dann die Wochen und schließlich die Monate, doch er konnte keinen passenden Schüler finden.</text:p>
      <text:p text:style-name="P2">Verzweifelt wollte er sich wieder auf den Rückweg machen, da traf er auf einige Wachen der Stadt, in welcher er sich gerade aufhielt.</text:p>
      <text:p text:style-name="P2">Sie hatten wohl bemerkt, das er kostbare Gewänder anhatte und sich als ein reicher Händler aus dem Süden ausgab. So forderten sie ihn auf, ihnen und ihrem Hauptmann einige Goldmünzen zu geben, sozusagen als Schutzgeld, damit ihm hier nichts passieren würde.</text:p>
      <text:p text:style-name="P2"><text:span text:style-name="T1">Gardonar</text:span>, der seit seiner Vertreibung immer gerne das Verhalten der Menschen studiert hatte, erkannte in der Situation eine Chance, sein Wissen über die Menschen zu erweitern, indem er sich selbst als Versuchsobjekt zur Verfügung stellte.</text:p>
      <text:p text:style-name="P2">So hätte für ihn die Suche vielleicht doch noch etwas Nützliches hervorgebracht, dachte er sich. Also lachte er laut und spottete über die Wachen. Diese, vom Spott erzürnt, nahmen ihn in Gewahrsam.</text:p>
      <text:p text:style-name="P2">Er wurde auf dem Marktplatz der Stadt an den Pranger gestellt und die Leute bewarfen ihn mit fauligem Obst, lachten über ihn und beleidigten ihn aufs Härteste.</text:p>
      <text:p text:style-name="P2">Eines Nachts aber, kam ein junges Mädchen an seinen Pranger. Es fragte ihn, ob er durstig sei und da <text:span text:style-name="T1">Gardonar</text:span> tatsächlich seit langem nichts getrunken hatte, durch seinen dämonischen Teil zwar gar nicht darauf angewiesen war, aber seine Tarnung nicht auffliegen lassen wollte, bejahte er die Frage. Das Mädchen rannte fort und kam nach einiger Zeit mit einem Eimer Wasser wieder und ließ <text:span text:style-name="T1">Gardonar</text:span> trinken.</text:p>
      <text:p text:style-name="P2">Nachdem <text:span text:style-name="T1">Gardonar</text:span> getrunken hatte, fragte er das Mädchen nach seinem Namen, woraufhin sie antwortete, sie hätte keinen Namen. Jeder hier würde sie einfach nur Waise nennen, da sie das einzige noch lebende Kind ohne Eltern in dieser Stadt war.</text:p>
      <text:p text:style-name="P2"><text:span text:style-name="T1">Gardonar</text:span>, der hoffte, endlich eine Schülerin gefunden zu haben, fragte das Mädchen ob es mit ihm mitkommen wolle. Er würde es viele Dinge lehren und es würde ein sehr gebildeter Mensch werden. Auch am Geld solle es ihm nicht fehlen.</text:p>
      <text:p text:style-name="P2">Das Mädchen, das ihm zwar nicht glaubte, aber von seiner freundlichen Art sehr angetan war, bejahte seine Frage.</text:p>
      <text:p text:style-name="P2">Im selben Moment stieß ein großer Lichtstrahl von <text:span text:style-name="T1">Gardonar</text:span> empor zum Himmel und für einen Moment lang, waren beide von unzähligen kleinen, flimmernden Lichtern umgeben.</text:p>
      <text:p text:style-name="P2">Dann wurde es wieder dunkel und beide waren verschwunden.</text:p>
      <text:p text:style-name="P2">Zunächst gab <text:span text:style-name="T1">Gardonar</text:span> dem Mädchen einen Namen. Er nannte es Gotlinde (Herkunft: Althochdeutsch, Bedeutung: Sanfte Linde – Meine Interpretation), dann begann er es zu unterrichten. Es lernte lesen und schreiben und wurde in Kunst und Wissenschaft unterrichtet. Viele Jahre vergingen und das Verhältnis zwischen <text:span text:style-name="T1">Gardonar</text:span> und Gotlinde glich dem zwischen Vater und Tochter.</text:p>
      <text:p text:style-name="P2">Als Gotlinde älter wurde, meinte <text:span text:style-name="T1">Gardonar</text:span>, sie müsse in die Welt hinausziehen und selbst Erfahrung sammeln. Er könne ihr nicht alles beibringen. So machte sie sich auf den Weg ins Königreich der Hochelfen, um dort von den Leuten zu lernen.</text:p>
      <text:p text:style-name="P2">Schnell wurde sie durch ihre große Macht bekannt und da es kaum gebildete Frauen gab und manch einer mit der Vorstellung nicht zurecht kam, wurde sie schnell zu einer mächtigen Hexe erklärt und <text:soft-page-break/>eingesperrt.</text:p>
      <text:p text:style-name="P2">Im Gefängnis wurde sie von Baradé, dem Bruder des Königs der Hochelfen, besucht, welcher sie in seines Bruders Auftrag verhören sollte. Mit diesem verschwand sie für einige Zeit zum Turm ihres Meisters <text:span text:style-name="T1">Gardonar</text:span>. Baradé verliebte sich in sie und verweilte in <text:span text:style-name="T1">Gardonar</text:span>s Turm, während sie zu den Hochelfen zurückkehrte, um ihre Reise fortzusetzen.</text:p>
      <text:p text:style-name="P2">Schließlich wurde sie von Wachen zum König der Hochelfen gebracht, da dieser sie sehen und nach seinem Bruder fragen wollte.</text:p>
      <text:p text:style-name="P2">Dieser, ein sehr weiser Mann namens Dararos, fragte sie wer ihr Meister sei und drohte ihr mit dem Tod, wenn sie nicht die Wahrheit sagen würde.</text:p>
      <text:p text:style-name="P2">Da <text:span text:style-name="T1">Gardonar</text:span> sie gelehrt hatte, wie sie ihn in Not herbeirufen könne, machte sie sich keine allzu großen Sorgen und antwortete, dass <text:span text:style-name="T1">Gardonar</text:span> ihr Meister sei.</text:p>
      <text:p text:style-name="P2">Da erschrak Dararos. Er hatte von dem Mann gehört, der einst hinausgezogen war und mit dem Stab des Feuers wiederkehrte.</text:p>
      <text:p text:style-name="P2">Auch hatte er bereits Geschichten gehört, die besagten, <text:span text:style-name="T1">Gardonar</text:span> hätte ein Heer aus Dämonen um sich gescharrt und wäre ein abtrünniger Magier geworden.</text:p>
      <text:p text:style-name="P2">Aber Dararos war auch nicht dumm, er erkannte zwar eine große Gefahr in Gotlinde, wollte sie aber nicht hinrichten lassen, da ihm selbst einige Zauber der Gedankenübertragung bekannt waren und er schon ahnte, dass sie ihren Meister in Not zu sich rufen könnte.</text:p>
      <text:p text:style-name="P2">So ging er auf sie zu und sagte zu ihr, dass er von <text:span text:style-name="T1">Gardonar</text:span> gehört hätte und er ein großer Magier sei, der den Hochelfen in der Vergangenheit nur Gutes getan hätte.</text:p>
      <text:p text:style-name="P2">Als er direkt vor ihr stand, warf er plötzlich seine Armee zurück, woraufhin eine starke Druckwelle <text:s/>Gotlinde erfasste und sie sofort tötete.</text:p>
      <text:p text:style-name="P2">Zu den umherstehenden Magiern und Gelehrten, die ebenfalls <text:span text:style-name="T1">Gardonar</text:span>s Geschichten kannten, sagte er, <text:s/>dass eine große Gefahr nun endlich gebannt sei und <text:span text:style-name="T1">Gardonar</text:span>s Brut ausgerottet werden müsse. Dann ließ er Gotlindes Leichnam verbrennen.</text:p>
      <text:p text:style-name="P2">Doch <text:span text:style-name="T1">Gardonar</text:span> spürte all dies und schrie auf vor Schmerz.</text:p>
      <text:p text:style-name="P2">Voller Hass teleportierte er sich direkt in den Thronsaal des Königs der Hochelfen und tötete seinen gesamten Hofstaat.</text:p>
      <text:p text:style-name="P2">Dararos aber hob seinen Stab, den Stab des Meeres und ging langsam auf <text:span text:style-name="T1">Gardonar</text:span> zu.</text:p>
      <text:p text:style-name="P2">Er blieb vor ihm stehen und tat das Gleiche, was er bei Gotlinde getan hatte, doch es passierte gar nichts.</text:p>
      <text:p text:style-name="P2">Sie lieferten sich ein heftiges Duell, wobei der gesamte Thronsaal des Königs in Schutt und Asche gelegt wurde. Doch es konnte keinen Sieger geben. So sprach <text:span text:style-name="T1">Gardonar</text:span>, der sich inzwischen wieder etwas beruhigt hatte, zum König, er solle am Horizont Ausschau halten, bald würde dieser von Dämonen überflutet sein.</text:p>
      <text:p text:style-name="P2">Mit diesen Worten wandte er sich vom König ab und verließ den Thronsaal. Er lief zu der Stelle, an der man Gotlindes Leichnam verbrannt hatte und wieder erschien ein großer Lichtstrahl gen Himmel und die Asche und <text:span text:style-name="T1">Gardonar</text:span> waren verschwunden. Der König aber setzte sich auf seinen halbzerstörten Thron, lies den Kopf sinken und seufzte laut.</text:p>
      <text:p text:style-name="P2">Von diesem Moment an dachte <text:span text:style-name="T1">Gardonar</text:span> nur noch an Rache. Gotlinde war der einzige Mensch seit Jahrhunderten gewesen, zu dem er eine wirkliche Beziehung aufbauen konnte. Noch nie zuvor hatte er das empfunden, was sonst nur Eltern für ihre Kinder empfinden und nun hatte man ihm das genommen, was er am meisten geliebt hatte.</text:p>
      <text:p text:style-name="P2">So machte er sich daran aus seinem Dämonenvolk eine riesige Armee aufzustellen und selbst noch mächtiger zu werden als irgendein anderer Magier dieser Welt. Baradé, dem <text:span text:style-name="T1">Gardonar</text:span> alles erzählt hatte, kehrte in das Königreich der Hochelfen zurück, um seinen Bruder zu stellen.</text:p>
      <text:p text:style-name="P2">So rannte er zu seinem Bruder und wollte von diesem wissen, warum er Gotlinde getötet hätte. Dieser aber lachte ihn nur aus und spottete darüber, dass er es mit seinen Gefühlen ihr gegenüber tatsächlich ernst gemeint hatte. Baradé wurde so wütend, dass er seinen Bruder auf der Stelle töten wollte. Dieser entwaffnete ihn jedoch und wurde nun selbst zornig. So befahl er Baradé, das Königreich der Hochelfen auf der Stelle zu verlassen und es niemals wieder zu betreten.</text:p>
      <text:p text:style-name="P2">Baradé folgte dem Befehl seines Bruders und so zogen sein Gefolge und er in den großen <text:soft-page-break/>Karornwald, welcher sich im nördlichen Teil des Königreichs der Menschen befindet.</text:p>
      <text:p text:style-name="P2">Von da an nannten sein Gefolge und er sich Dunkelelfen und wurden zu einem Natur- und Waldvolk.</text:p>
      <text:p text:style-name="P2">Baradé ging schließlich zu <text:span text:style-name="T1">Gardonar</text:span> und bot diesem seine Dienste an. <text:span text:style-name="T1">Gardonar</text:span> sagte, er würde dieses Angebot überdenken und Baradé solle solange in seinen Wald zurückkehren, um dort auf eine Nachricht <text:span text:style-name="T1">Gardonar</text:span>s zu warten.</text:p>
      <text:p text:style-name="P2">Baradé wendete sich ohne etwas zu sagen ab und kehrte in seinen Wald zurück, wie <text:span text:style-name="T1">Gardonar</text:span> es ihm aufgetragen hatte.</text:p>
      <text:p text:style-name="P2">Einige Wochen vergingen, in denen Baradé oft durch die Räume seines Schlosses spazierte und über dies und jenes nachdachte.</text:p>
      <text:p text:style-name="P2">Er fing an viele Bücher zu lesen und sich weiter in der Kunst der Magie zu üben, konnte aber kaum einen klaren Gedanken fassen.</text:p>
      <text:p text:style-name="P2">Eines Tages dann, rund zwei Monate nach dem Gespräch zwischen Baradé und <text:span text:style-name="T1">Gardonar</text:span>, kam ein großer, fliegender Dämon zum Schlosse Baradés und verkündete die Nachricht, dass Dämonen und Dunkelelfen von nun an einen gemeinsamen Weg beschreiten würden.</text:p>
      <text:p text:style-name="P2">Baradé übergab er eine Schreiben <text:span text:style-name="T1">Gardonar</text:span>s und flog schließlich dorthin zurück, von wo er gekommen war.</text:p>
      <text:p text:style-name="P2">Baradé war überglücklich über das Bündnis mit <text:span text:style-name="T1">Gardonar</text:span> und zog sich sofort in seine privaten Gemächer zurück, um das Schreiben ungestört lesen zu können.</text:p>
      <text:p text:style-name="P2">Kein Dunkelelf hat bis heute je erfahren, was in jenem Schreiben stand, aber als Baradé es gelesen hatte, sprang er auf, rannte hinaus auf eine Plattform, welche am riesigen Baum seiner Festung befestigt war und rief in den Wald hinaus, dass sich jeder kampffähige Dunkelelf bewaffnen solle, da nun die Zeit gekommen wäre, sich an jenen zu rächen, die sie einst verstoßen hatten.</text:p>
      <text:p text:style-name="P2">Drei Tage später zog ein riesiges Heer der Dunkelelfen entlang der Karornstraße, welche die einzige Straße im Karornwald ist, in Richtung Norden und verließ den Karornwald.</text:p>
      <text:p text:style-name="P2">Im Tal des Zauberers trafen sie schließlich auf das Heer <text:span text:style-name="T1">Gardonar</text:span>s, welches rund sechsmal so groß war, wie das der Dunkelelfen (inzwischen 49 v. G.).</text:p>
      <text:p text:style-name="P2">Die Hochelfen, welche den Aufmarsch inzwischen längst bemerkt hatte, schickten Boten zu den Menschen und Zwergen und baten sie um Unterstützung im wahrscheinlich größten Krieg, den es je gegeben hätte.</text:p>
      <text:p text:style-name="P2">Im Gegensatz zu den Zwergen stimmten die Menschen einem Bündnis zu und rüsteten ihre Heere auf. Sie erkannten eine Bedrohung in den mit den Dämonen verbündeten Dunkelelfen, da sich der Karornwald in ihrem Königreich befindet.</text:p>
      <text:p text:style-name="P2">So schickten die Hochelfen und Menschen ihre Heere an den nördlichsten Punkt, an dem sich die Grenzen ihrer Königreiche schneiden, nicht unweit des Tals des Zauberers.</text:p>
      <text:p text:style-name="P2">Dararos dachte inzwischen darüber nach, wie der den mächtigen Dämon <text:span text:style-name="T1">Gardonar</text:span> besiegen könnte. Bei ihrem Duell hatte er wohl bemerkt, dass <text:span text:style-name="T1">Gardonar</text:span> sich nicht im Zweikampf besiegen lassen würde. Vor allem nicht nach diesem Zeitraum, in welchem er auch stärker geworden sein musste.</text:p>
      <text:p text:style-name="P2">Dararos hatte vor langer Zeit von einer mächtigen Hexe gehört, die die Macht besaß, selbst die mächtigste Kreatur einfach auszulöschen. So begab er sich auf die Suche nach dieser Hexe, die sich angeblich im Gebirge der Orks aufhalten sollte.</text:p>
      <text:p text:style-name="P2">Doch ihm blieb nicht viel Zeit. Die Schlacht rückte immer näher und keiner konnte abschätzen, wer als Sieger hervorgehen würde.</text:p>
      <text:p text:style-name="P2">Dararos reiste quer durch das Königreich der Menschen und dann in Richtung Norden durch das Königreich der Zwerge, die kein Interesse am Konflikt mit den Dämonen und Dunkelelfen hatten, da sie vollends mit ihrem Abbau von Mineralien und der Hortung von Schätzen beschäftigt waren.</text:p>
      <text:p text:style-name="P2">Irgendwo im Land der Orks dann, ritt Dararos durch einen finsteren Wald.</text:p>
      <text:p text:style-name="P2">Dort traf er auf einen Priester der Orks. Er nahm ihn gefangen und wollte von ihm wissen, wo sich die mächtige Hexe befand.</text:p>
      <text:p text:style-name="P2">Dararos beherrschte die alle Sprachen der Orks ausgezeichnet und der Priester verstand ihn gut, doch er wollte nicht antworten.</text:p>
      <text:p text:style-name="P2">Erst als Dararos ihm mit dem Tode drohte, antwortete der Priester, dass die Hexe in einem großen <text:soft-page-break/>Sumpf, weiter nördlich lebte, doch dass kein Sterblicher, der diesen Sumpf betrete, je lebend zurückgekehrt sei.</text:p>
      <text:p text:style-name="P2">Dararos lies den Priester laufen und machte sich auf in Richtung Norden.</text:p>
      <text:p text:style-name="P2">Nach einigen Tagen erreichte er schließlich den Sumpf. Zunächst versuchte er ihn mit seinem Pferd zu durchqueren, doch es sank schnell ein und er sah ein, dass es unmöglich war.</text:p>
      <text:p text:style-name="P2">So band er sein Pferd fest an einen nahegelegenen Baum und stellte sich wieder an den Rand des Sumpfes. Er steckte seinen Stab, den mächtigen Stab des Meeres, in den Sumpf und es dauerte nicht lange, da bildete sich vor ihm eine kleine Wasserfläche. Dararos betrat sie, versank aber nicht, sondern bleib wie auf festem Boden einfach stehen.</text:p>
      <text:p text:style-name="P2">Dann schwebte er langsam auf der Wasserfläche in den Sumpf hinein und verschwand im dichten Nebel.</text:p>
      <text:p text:style-name="P2">Schließlich stieß er auf eine kleine Insel inmitten des Sumpfes.</text:p>
      <text:p text:style-name="P2">Er verließ seine Wasserfläche und betrat die Insel. Auf der Insel war alles verdorben. Die Blumen waren verwelkt und die Bäume tot.</text:p>
      <text:p text:style-name="P2">Langsam schritt Dararos über das schwarze Gras. Du Luft war durch den Nebel so feucht, dass ein Normalsterblicher Not und Mühe gehabt hätte, überhaupt zu Atem zu kommen.</text:p>
      <text:p text:style-name="P2">Irgendwo in der Mitte der Insel dann, stieß Dararos auf einen kleinen Höhleneingang. Er betrat die Höhle, welche eine Vielzahl von kleineren und einen einzigen großen Tunnel besaß. Er beschritt den großen Tunnel und kam in eine runden, mit Stein eingemauerten Raum. In der Mitte des Raumes befand sich ein großer Kreis aus Steinsäulen und in der Mitte dessen ein Brunnen mit schwarzem Wasser. Der Raum wurde von großen Fackeln an den Steinsäulen erleuchtet, doch auch das Wasser des Brunnens schien zu leuchten.</text:p>
      <text:p text:style-name="P2">Langsam ging Dararos auf den Brunnen zu. Da stieg die Hexe aus dem Wasser empor und fragte Dararos, was er in ihrem Reich zu suchen habe. Dararos antwortete, er wolle sie um ihre Hilfe bitten, den Dämonenherrscher <text:span text:style-name="T1">Gardonar</text:span> zu vernichten. So fragte ihn die Hexe, was sie von ihrer Hilfe hätte und Dararos wusste keine Antwort. Die Hexe aber lachte und sagte, sie würde ihm helfen, <text:span text:style-name="T1">Gardonar</text:span> zu vernichten, wenn sie dafür den Stab des Feuers bekäme. Da Dararos keine andere Möglichkeit sah, willigte er ein. Die Hexe, welche wohl Bescheid wusste, über alles Treiben in der Welt, begehrte die Macht des Stabs des Feuers so sehr, sodass sie Dararos eine Zauberrune überreichte, mit welcher er, so sagte sie, <text:span text:style-name="T1">Gardonar</text:span> ein für alle Mal vernichten könne. Dararos nahm die Zauberrune entgegen und die Hexe ermahnte ihn, sich an die Abmachung zu halten und ihr nach <text:span text:style-name="T1">Gardonar</text:span>s Tod, dessen Stab des Feuers zu bringen.</text:p>
      <text:p text:style-name="P2">Dann verschwand sie wieder in ihrem Brunnen.</text:p>
      <text:p text:style-name="P2">Dararos kehrte mit der Zauberrune zum Heerlager der Menschen und Hochelfen zurück. Doch die Schlacht hatte bereits begonnen. Im Tal des Zauberers waren die Heere der Hochelfen, Menschen, Dunkelelfen und Dämonen aufeinander getroffen und fochten bereits seit zwei Tagen einen erbitterten Kampf um Leben und Tod aus. Dararos scharte die stärksten seiner Garde um sich und durchbrach mit diesen die Linie der Dämonen, um <text:span text:style-name="T1">Gardonar</text:span> zu vernichten. Baradé, welcher an einem anderen Hang mit seinen Dunkelelfen gegen das Heer der Menschen kämpfte, sah dies und versuchte <text:span text:style-name="T1">Gardonar</text:span> noch vor Dararos zu erreichen und ihm gegen diesen zu helfen. Rachegefühle für Dararos kamen in ihm auf und er verfiel in eine Kampfesrausch und rannte mit seinem Bär Frun durch die Reihen der Menschen, doch konnte er Dararos mächtige Krieger nicht einfach besiegen und so gelang es ihm nicht, zu <text:span text:style-name="T1">Gardonar</text:span> durchzubrechen.</text:p>
      <text:p text:style-name="P2">So begann ein erneutes Duell zwischen <text:span text:style-name="T1">Gardonar</text:span> und Dararos, doch es dauerte nicht lange, denn als Dararos <text:span text:style-name="T1">Gardonar</text:span> mit einem Stoß zurückgeworfen hatte, nahm er die Zauberrune der Hexe hervor und lies ihre Macht auf <text:span text:style-name="T1">Gardonar</text:span> wirken. Dieser schien sich daraufhin zu Erde zu verwandeln und fiel in sich zusammen. Doch auf dem Boden, dort wo er gestanden hatte, blieb ein kleiner Haufen Asche zurück. Baradé wurde inzwischen gezwungen sich mit dem Rest seiner Dunkelefen und <text:span text:style-name="T1">Gardonar</text:span>s Dämonen weiter zurückzuziehen und da er <text:span text:style-name="T1">Gardonar</text:span>s Fall mitangesehen hatte, wusste er, dass die Schlacht verloren war. So befahl er den Rückzug zum Heerlager. Er selbst blieb jedoch mit <text:s/>seinem Bären Frun in der Nähe auf einem Hügel und beobachtete, wie Dararos versuchte den Aschehaufen zunächst zu zerstreuen und dann zu zerstören. Die Asche schien jedoch verschmolzen <text:soft-page-break/>zu sein und keine Waffe und kein Zauber konnten sie vernichten. So lies er sie in eine magisch versiegelte Urne legen und in das Heerlager bringen.</text:p>
      <text:p text:style-name="P2">Dann nahm er den Stab des Feuers in seine Hände. Baradé erkannte seine letzte Chance, die Macht seines alten Herrn und Meisters zu wahren und ritt auf Frun in Windeseile los. Er überraschte Dararos und dessen Wachen und es gelang ihm, den Stab zu ergreifen und damit zu fliehen.</text:p>
      <text:p text:style-name="P2">Baradé verschwand mit Frun und zog in sein Heerlager zurück. Von dort aus flohen seine Getreuen und er in den Karornwald zurück.</text:p>
      <text:p text:style-name="P2">Dararos und der König der Menschen spürten mit ihren Soldaten noch die letzten verbliebenen lebenden Feinde auf und töteten einen Jeden von ihnen. Es wurden keine Gefangenen gemacht.</text:p>
      <text:p text:style-name="P2">Dann marschierten sie jeder für sich in ihre jeweilige Hauptstadt zurück.</text:p>
      <text:p text:style-name="P2">Die magisch versiegelte Urne mit <text:span text:style-name="T1">Gardonar</text:span>s Asche wurde in einem gut bewachten Raum in Dararos Palast aufbewahrt.</text:p>
      <text:h text:style-name="P3" text:outline-level="2">Der zweite Krieg</text:h>
      <text:p text:style-name="P2">Als Baradé mit seinen noch lebenden Gefolgsleuten seine Festung Karornwald erreichte, errichtete er zunächst einen magischen Schild, in seinem eigenen Gemach, in welchem er den Stab des Feuers verwahrte. Da er gesehen hatte, dass seinem Bruder Dararos nicht gelungen war, <text:span text:style-name="T1">Gardonar</text:span>s verschmolzene Asche vollends zu vernichten, überlegte er, ob und wie es ihm möglich sein könnte, <text:span text:style-name="T1">Gardonar</text:span> wiederzubeleben.</text:p>
      <text:p text:style-name="P2">… noch fortsetzen: Baradé gelingt es, die Urne zu stehlen und <text:span text:style-name="T1">Gardonar</text:span> in einem Ritual wiederzubeleben. Dann verbündet er sich mit den Orks und Deranor und beginnt mit einer Invasion auf das Königreich der Menschen (siehe „Die Orks und Baradé“). Schließlich wird der Karornwald angegriffen und <text:span text:style-name="T1">Gardonar</text:span> kommt ihm zur Hilfe, als Dararos ihn in seiner Festung töten will.</text:p>
      <text:p text:style-name="P2">Dararos schlägt <text:span text:style-name="T1">Gardonar</text:span> nach einem langen Gespräch vor, Gotlinde aus dem „Totenreich“ zu befreien.</text:p>
      <text:p text:style-name="P1">Das Totenreich</text:p>
      <text:p text:style-name="P2"><text:span text:style-name="T1">Gardonar</text:span> und Dararos betreten das Totenreich, um Gotlinde aus diesem zu befreien.</text:p>
      <text:p text:style-name="P1">Das Himmelreich</text:p>
      <text:p text:style-name="P6">Im Himmelreich befreien Gotlinde, Deranor und Baradé die vier gefangenen und entwaffneten Herrscher. Gemeinsam stellen sich die Herrscher dem Kampf mit der Hexe, können sie aber nicht bezwingen. Die Hexe wird schließlich vom mächtigen Drachen des Totenreichs gefressen, jedoch vernichtet sie diesen DANACH und tötet alle bis auf Gotlinde.</text:p>
      <text:p text:style-name="P1">Die Stäbeschöpferin</text:p>
      <text:p text:style-name="P6">Die Hexe gibt sich als Erschafferin der mächtigen Stäbe zu erkennen (sie hat diese auch an die damaligen Herrscher verteilt, um ein Kräftegleichgewicht herzustellen) und fordert den ewigen Frieden zwischen den Völkern und die alleinige Herrschaft über diese. Sie nimmt Dararos, <text:span text:style-name="T1">Gardonar</text:span>, den König der Menschen (wohl eher den Träger des Stabs), Gammar, den König der Orks und den König der Zwerge gefangen, beschwört eine Pforte in ihr Himmelreich und verschwindet dort mit ihren Gefangenen. Deranor, Baradé und Gotlinde folgen ihr und besiegen Tretras dul Armeson, ihren Hauptmann, sowie viele anderer ihrer Diener, bis sie schließlich die Herrscher befreien und gemeinsam gegen die Hexe kämpfen. Die Hexe wird schließlich vom Drachen des Totenreichs gefressen, vernichtet diesen jedoch und tötet alle bis auf Gotlinde, welche aus dem Himmelreich hinab stürzt und sich durch ihren eigenen Drachen retten kann.</text:p>
      <text:h text:style-name="P3" text:outline-level="2">Baradé</text:h>
      <text:p text:style-name="Standard"/>
      <text:p text:style-name="P2"><text:soft-page-break/>Von Sardor, vermutlich veraltet:</text:p>
      <text:p text:style-name="P2">Vor mehr als 800 Jahren, bevor es zum Ersten Krieg kam, war das Wesen, das heute als <text:span text:style-name="T1">Gardonar</text:span> bekannt ist, noch ein Mensch. Er wurde aus dem Reich der Menschen verbannt, da er sich den Studien der dunklen Magie widmete, die zu dieser Zeit geächtet wurde. So begann <text:span text:style-name="T1">Gardonar</text:span>, durch die Lande zu ziehen, stets auf der Suche, sein Wissen zu mehren und immer mächtiger zu werden.</text:p>
      <text:p text:style-name="P2">Unbemerkt schuf er fernab der Reiche eine Armee aus Kreaturen der Unterwelt, die seinen Befehlen unterstanden – schließlich gelangte er sogar irgendwie in den Besitz eines der mächtigen Stäbe der Elemente – dem Stab des Feuers. Diese Stäbe waren vor langer Zeit von einem unbekannten Magier geschaffen worden und an die Herrscher der Völker vergeben wurde, doch der Stab des Feuers schien verloren. Es wurde gemutmaßt, dass sein Schöpfer ihn für sich selbst behielt, dies konnte jedoch nie bestätigt werden.</text:p>
      <text:p text:style-name="P2">Als <text:span text:style-name="T1">Gardonar</text:span> nun in den Besitz des Stabes kam fühlte er sich mächtig genug, in den Krieg zu ziehen, und führte seine Truppen gegen Verbündeten Streitkräfte der Menschen und der Hochelfen. Er unterlag jedoch seinen Widersachen, wurde von Dararos getötet, eingeäschert und seine Asche zusammen mit dem Stab sicher im Reich der Hochelfen verwahrt.</text:p>
      <text:p text:style-name="P2">Baradé, ein Hochelf und Königserbe, der mit den Machenschaften <text:span text:style-name="T1">Gardonar</text:span>s insgeheim sympathisiert hatte, arbeitete einen Plan aus, um dem zum Dämon gewordenen <text:span text:style-name="T1">Gardonar</text:span> irgendwie wieder an die Macht zu helfen. Er versuchte, seinen Bruder Dararos zu ermorden, um sich die alleine Thronerbschaft zu sichern, sein Versuch scheiterte jedoch und er floh anschließend, nicht jedoch ohne sich den Stab des Waldes anzueignen, einen Stab der Elemente, der jedoch nicht so mächtig ist, wie die Stäbe der Hauptelemente. Nur einige wenige getreue Gefährten folgten ihm nach.</text:p>
      <text:p text:style-name="P2">Kurz nach der missglückten Gräueltat verstarb der Herrscher der Dunkelelfen, der Macht des Stabes beraubt, und Dararos wurde zum neuen König der Hochelfen.</text:p>
      <text:p text:style-name="P2">Baradé zog fortan, ganz ähnlich <text:span text:style-name="T1">Gardonar</text:span>, durch die Welt, und versuchte eine Möglichkeit zu finden, seinen Meister wieder zurück in die Welt der Lebenden zu holen.</text:p>
      <text:p text:style-name="P2">Durch äußerst geschickte Manipulation und Diplomatie gelang es Baradé sogar, ein Bündnis mit den blutrünstigen Orks zu schaffen, was bisher keinem Wesen vor ihm gelungen war. Nachdem Baradé nun einiges an Kampfkraft hinter sich hatte, machte er sich daran, die Asche <text:span text:style-name="T1">Gardonar</text:span>s zu finden und zu bergen, was ihm schließlich auch gelang. Bis heute ist unklar, wie genau.</text:p>
      <text:p text:style-name="P2">In einem finsteren nekromantischen Ritual rief Baradé zusammen mit seinen Anhängern <text:span text:style-name="T1">Gardonar</text:span> zurück und lies ihn aus seiner Asche auferstehen. Das war vermutlich nur nötig, da die Stäbe der Elemente ihre Träger mit enormen Kräften und einem überdurchschnittlich langen Leben ausstatten. Durch die finsteren Energien dieses Rituals wandelte sich die Erscheinung von Baradé und seinen Getreuen in etwas finsteres, und sie waren fortan als die Dunkelelfen bekannt.</text:p>
      <text:p text:style-name="P2">Bis jetzt hält sich Baradé im Karornwald auf, und plant seine nächsten finsteren Machenschafen, während <text:span text:style-name="T1">Gardonar</text:span> gut geschützt vor jeglichen Widersachern im Schwarzen Gebirge resid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12pt" fo:language="de" fo:country="DE" style:text-underline-style="solid" style:text-underline-width="auto" style:text-underline-color="font-color" fo:font-weight="normal" style:text-underline-mode="continuous" style:text-overline-mode="continuous" style:text-line-through-mode="continuous" fo:background-color="transparent"/>
    </style:style>
    <style:style style:name="Heading" style:family="paragraph" style:next-style-name="Text_20_body" style:class="text">
      <loext:graphic-properties draw:fill="none" draw:fill-color="#729fcf"/>
      <style:paragraph-properties fo:margin-left="0cm" fo:margin-right="0cm" fo:margin-top="0.423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Arial" fo:font-family="Arial" fo:font-size="14pt" fo:language="de" fo:country="DE" style:text-underline-style="solid" style:text-underline-width="auto" style:text-underline-color="font-color" fo:font-weight="normal" style:text-underline-mode="continuous" style:text-overline-mode="continuous" style:text-line-through-mode="continuous" fo:background-color="transparent"/>
    </style:style>
    <style:style style:name="Text_20_body" style:display-name="Text body" style:family="paragraph" style:class="text">
      <loext:graphic-properties draw:fill="none" draw:fill-color="#729fcf"/>
      <style:paragraph-properties fo:margin-left="0cm" fo:margin-right="0cm" fo:margin-top="0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12pt" fo:language="de" fo:country="DE" style:text-underline-style="solid" style:text-underline-width="auto" style:text-underline-color="font-color" fo:font-weight="normal" style:text-underline-mode="continuous" style:text-overline-mode="continuous" style:text-line-through-mode="continuous" fo:background-color="transparent"/>
    </style:style>
    <style:style style:name="Heading_20_1" style:display-name="Heading 1" style:family="paragraph" style:next-style-name="Text_20_body" style:class="text">
      <loext:graphic-properties draw:fill="none" draw:fill-color="#729fcf"/>
      <style:paragraph-properties fo:margin-left="0cm" fo:margin-right="0cm" fo:margin-top="0.423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Arial" fo:font-family="Arial" fo:font-size="16pt" fo:language="de" fo:country="DE" style:text-underline-style="solid" style:text-underline-width="auto" style:text-underline-color="font-color" fo:font-weight="bold" style:text-underline-mode="continuous" style:text-overline-mode="continuous" style:text-line-through-mode="continuous" fo:background-color="transparent"/>
    </style:style>
    <style:style style:name="Heading_20_2" style:display-name="Heading 2" style:family="paragraph" style:next-style-name="Text_20_body" style:class="text">
      <loext:graphic-properties draw:fill="none" draw:fill-color="#729fcf"/>
      <style:paragraph-properties fo:margin-left="0cm" fo:margin-right="0cm" fo:margin-top="0.423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Arial" fo:font-family="Arial" fo:font-size="14pt" fo:language="de" fo:country="DE" fo:font-style="italic" style:text-underline-style="solid" style:text-underline-width="auto" style:text-underline-color="font-color" fo:font-weight="bold" style:text-underline-mode="continuous" style:text-overline-mode="continuous" style:text-line-through-mode="continuous" fo:background-color="transparent"/>
    </style:style>
    <style:style style:name="List" style:family="paragraph" style:class="list">
      <loext:graphic-properties draw:fill="none" draw:fill-color="#729fcf"/>
      <style:paragraph-properties fo:margin-left="0cm" fo:margin-right="0cm" fo:margin-top="0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12pt" fo:language="de" fo:country="DE" style:text-underline-style="solid" style:text-underline-width="auto" style:text-underline-color="font-color" fo:font-weight="normal" style:text-underline-mode="continuous" style:text-overline-mode="continuous" style:text-line-through-mode="continuous" fo:background-color="transparent"/>
    </style:style>
    <style:style style:name="Index" style:family="paragraph" style:class="index">
      <loext:graphic-properties draw:fill="none" draw:fill-color="#729fcf"/>
      <style:paragraph-properties fo:margin-left="0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12pt" fo:language="de" fo:country="DE" style:text-underline-style="solid" style:text-underline-width="auto" style:text-underline-color="font-color" fo:font-weight="normal" style:text-underline-mode="continuous" style:text-overline-mode="continuous" style:text-line-through-mode="continuous" fo:background-color="transparent"/>
    </style:style>
    <style:style style:name="Caption" style:family="paragraph" style:class="extra">
      <loext:graphic-properties draw:fill="none" draw:fill-color="#729fcf"/>
      <style:paragraph-properties fo:margin-left="0cm" fo:margin-right="0cm" fo:margin-top="0.212cm" fo:margin-bottom="0.212cm" loext:contextual-spacing="false" fo:line-height="100%" fo:text-align="start" style:justify-single-word="false" fo:text-indent="0cm" style:auto-text-indent="false" fo:background-color="transparent" style:writing-mode="lr-tb"/>
      <style:text-properties fo:font-variant="normal" fo:text-transform="none" fo:color="#000000" style:text-line-through-style="solid" style:text-line-through-type="single" style:font-name="Times New Roman" fo:font-family="'Times New Roman'" fo:font-size="12pt" fo:language="de" fo:country="DE" fo:font-style="italic" style:text-underline-style="solid" style:text-underline-width="auto" style:text-underline-color="font-color" fo:font-weight="normal" style:text-underline-mode="continuous" style:text-overline-mode="continuous" style:text-line-through-mode="continuous" fo:background-color="transpar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bekannt</meta:initial-creator>
    <meta:editing-cycles>140</meta:editing-cycles>
    <dc:date>2017-01-22T16:32:25.908969770</dc:date>
    <meta:creation-date>2008-08-13T23:57:31</meta:creation-date>
    <meta:editing-duration>PT1M</meta:editing-duration>
    <meta:document-statistic meta:table-count="0" meta:image-count="0" meta:object-count="0" meta:page-count="7" meta:paragraph-count="119" meta:word-count="4181" meta:character-count="26172" meta:non-whitespace-character-count="22104"/>
  </office:meta>
</office:document-meta>
</file>